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67cm"/>
    </style:style>
    <style:style style:name="co12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number-columns-repeated="5" table:default-cell-style-name="Default"/>
        <table:table-column table:style-name="co12" table:default-cell-style-name="ce15"/>
        <table:table-row table:style-name="ro1">
          <table:table-cell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 table:style-name="ce16" office:value-type="string">
            <text:p>Staus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3"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style-name="ce11" table:formula="of:=([.M3]+[.O3])/([.L3]+[.N3])" office:value-type="float" office:value="38.3808741373644">
            <text:p>38,38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3"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style-name="ce11" table:formula="of:=([.M4]+[.O4])/([.L4]+[.N4])" office:value-type="float" office:value="14.8363210044626">
            <text:p>14,84</text:p>
          </table:table-cell>
          <table:table-cell office:value-type="string">
            <text:p>fixing PDT...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3"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M5]+[.O5])/([.L5]+[.N5])" office:value-type="float" office:value="6.42338352524358">
            <text:p>6,4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"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style-name="ce11" table:formula="of:=([.M6]+[.O6])/([.L6]+[.N6])" office:value-type="float" office:value="28.8171900826446">
            <text:p>28,8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3"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style-name="ce11" table:formula="of:=([.M7]+[.O7])/([.L7]+[.N7])" office:value-type="float" office:value="17.0378167641326">
            <text:p>17,04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3"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style-name="ce11" table:formula="of:=([.M8]+[.O8])/([.L8]+[.N8])" office:value-type="float" office:value="18.1854136429608">
            <text:p>18,19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3"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style-name="ce11" table:formula="of:=([.M9]+[.O9])/([.L9]+[.N9])" office:value-type="float" office:value="17.9039978958443">
            <text:p>17,9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3"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9" office:value-type="string">
            <text:p>YES</text:p>
          </table:table-cell>
          <table:table-cell table:number-columns-repeated="3"/>
          <table:table-cell table:style-name="ce9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style-name="ce11" table:formula="of:=([.M10]+[.O10])/([.L10]+[.N10])" office:value-type="float" office:value="0">
            <text:p>#DIV/0!</text:p>
          </table:table-cell>
          <table:table-cell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3"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style-name="ce11" table:formula="of:=([.M11]+[.O11])/([.L11]+[.N11])" office:value-type="float" office:value="24.4142269716593">
            <text:p>24,41</text:p>
          </table:table-cell>
          <table:table-cell office:value-type="string">
            <text:p>working on PDT...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3"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style-name="ce11" table:formula="of:=([.M12]+[.O12])/([.L12]+[.N12])" office:value-type="float" office:value="0">
            <text:p>#DIV/0!</text:p>
          </table:table-cell>
          <table:table-cell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3"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3"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style-name="ce11" table:formula="of:=([.M14]+[.O14])/([.L14]+[.N14])" office:value-type="float" office:value="13.5047211829681">
            <text:p>13,5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3"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table:style-name="ce7" office:value-type="string">
            <text:p>http://bionlp.utu.fi/fintreebank.html</text:p>
          </table:table-cell>
          <table:table-cell/>
          <table:table-cell table:style-name="ce8" office:value-type="string">
            <text:p>OK: Creative Commons Attribution Share-Alike</text:p>
          </table:table-cell>
          <table:table-cell table:style-name="ce14" office:value-type="string">
            <text:p>The original data was not split to training and test. I suggest taking the first 90% for training and the rest for testing.</text:p>
          </table:table-cell>
          <table:table-cell office:value-type="float" office:value="3877">
            <text:p>3877</text:p>
          </table:table-cell>
          <table:table-cell office:value-type="float" office:value="53151">
            <text:p>53151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5425">
            <text:p>5425</text:p>
          </table:table-cell>
          <table:table-cell table:style-name="ce11" table:formula="of:=([.M15]+[.O15])/([.L15]+[.N15])" office:value-type="float" office:value="13.6001857441375">
            <text:p>13,6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3"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style-name="ce11" table:formula="of:=([.M16]+[.O16])/([.L16]+[.N16])" office:value-type="float" office:value="14.6039215686275">
            <text:p>14,6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3"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M17]+[.O17])/([.L17]+[.N17])" office:value-type="float" office:value="21.9254623044097">
            <text:p>21,93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3"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style-name="ce11" table:formula="of:=([.M18]+[.O18])/([.L18]+[.N18])" office:value-type="float" office:value="21.6598692403487">
            <text:p>21,66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3"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12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3"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style-name="ce11" table:formula="of:=([.M20]+[.O20])/([.L20]+[.N20])" office:value-type="float" office:value="22.7136052396547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3"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9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9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style-name="ce11" table:formula="of:=([.M21]+[.O21])/([.L21]+[.N21])" office:value-type="float" office:value="8.85326423703036">
            <text:p>8,8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3"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style-name="ce11" table:formula="of:=([.M22]+[.O22])/([.L22]+[.N22])" office:value-type="float" office:value="15.3017564065649">
            <text:p>15,3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3"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style-name="ce11" table:formula="of:=([.M23]+[.O23])/([.L23]+[.N23])" office:value-type="float" office:value="14.6089552238806">
            <text:p>14,6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3"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style-name="ce11" table:formula="of:=([.M24]+[.O24])/([.L24]+[.N24])" office:value-type="float" office:value="22.7102254514371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3"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3"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style-name="ce11" table:formula="of:=([.M26]+[.O26])/([.L26]+[.N26])" office:value-type="float" office:value="15.0091939932577">
            <text:p>15,0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3"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style-name="ce11" table:formula="of:=([.M27]+[.O27])/([.L27]+[.N27])" office:value-type="float" office:value="18.150826446281">
            <text:p>18,1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3"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style-name="ce11" table:formula="of:=([.M28]+[.O28])/([.L28]+[.N28])" office:value-type="float" office:value="17.2445980229201">
            <text:p>17,2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3"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style-name="ce11" table:formula="of:=([.M29]+[.O29])/([.L29]+[.N29])" office:value-type="float" office:value="15.9683333333333">
            <text:p>15,97</text:p>
          </table:table-cell>
          <table:table-cell office:value-type="string">
            <text:p>PDT ready?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3"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M30]+[.O30])/([.L30]+[.N30])" office:value-type="float" office:value="3.94620689655172">
            <text:p>3,9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3"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style-name="ce11" table:formula="of:=([.M31]+[.O31])/([.L31]+[.N31])" office:value-type="float" office:value="11.743049705139">
            <text:p>11,7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3"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style-name="ce11" table:formula="of:=([.M32]+[.O32])/([.L32]+[.N32])" office:value-type="float" office:value="0">
            <text:p>#DIV/0!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.07.2011</text:date>, <text:time>13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7-01T13:10:09.26</dc:date>
    <dc:creator>Daniel Zeman</dc:creator>
    <meta:editing-duration>P1DT2H10M55S</meta:editing-duration>
    <meta:editing-cycles>58</meta:editing-cycles>
    <meta:generator>OpenOffice.org/3.3$Win32 OpenOffice.org_project/330m20$Build-9567</meta:generator>
    <meta:document-statistic meta:table-count="2" meta:cell-count="480" meta:object-count="0"/>
  </office:meta>
</office:document-meta>
</file>